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2" svg:font-family="'Arial Narrow'" style:font-adornments="Gras" style:font-family-generic="swiss" style:font-pitch="variable"/>
    <style:font-face style:name="Arial Narrow" svg:font-family="'Arial Narrow'" style:font-adornments="Gras Italique" style:font-family-generic="swiss" style:font-pitch="variable"/>
    <style:font-face style:name="Arial Narrow1" svg:font-family="'Arial Narrow'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20290a" officeooo:paragraph-rsid="0020290a"/>
    </style:style>
    <style:style style:name="P2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T1" style:family="text">
      <style:text-properties officeooo:rsid="002078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7d16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3aba8"/>
    </style:style>
    <style:style style:name="T7" style:family="text">
      <style:text-properties officeooo:rsid="0024f943"/>
    </style:style>
    <style:style style:name="T8" style:family="text">
      <style:text-properties officeooo:rsid="00264107"/>
    </style:style>
    <style:style style:name="T9" style:family="text">
      <style:text-properties officeooo:rsid="002837f0"/>
    </style:style>
    <style:style style:name="T10" style:family="text">
      <style:text-properties officeooo:rsid="0029cd93"/>
    </style:style>
    <style:style style:name="T11" style:family="text">
      <style:text-properties officeooo:rsid="002f42d0"/>
    </style:style>
    <style:style style:name="T12" style:family="text">
      <style:text-properties officeooo:rsid="0031f77d"/>
    </style:style>
    <style:style style:name="T13" style:family="text">
      <style:text-properties officeooo:rsid="0034e419"/>
    </style:style>
    <style:style style:name="T14" style:family="text">
      <style:text-properties officeooo:rsid="003761df"/>
    </style:style>
    <style:style style:name="T15" style:family="text">
      <style:text-properties officeooo:rsid="00384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ères <text:span text:style-name="T6">du </text:span>plan de cours "UML pour MOA" </text:h>
      <text:p text:style-name="Text_20_body"/>
      <text:p text:style-name="P2">Correspondances avec <text:span text:style-name="T4">le </text:span>contenu d<text:span text:style-name="T4">es </text:span>supports de cours .</text:p>
      <text:p text:style-name="Text_20_body"/>
      <text:p text:style-name="Text_20_body"><text:span text:style-name="T5">NB</text:span>: les références de type "num<text:span text:style-name="T4">é</text:span>ro de page" sont ici (dans cette version) par défaut exprimées</text:p>
      <text:p text:style-name="Text_20_body"><text:s text:c="4"/>vis à vis du pdf "<text:span text:style-name="T3">expr_besoins_analyse_UML_fevrier2023</text:span>" <text:span text:style-name="T4">(principal support de cours).</text:span></text:p>
      <text:p text:style-name="Text_20_body"/>
      <text:h text:style-name="Heading_20_2" text:outline-level="2">Rappel des concepts Objet et d'UML</text:h>
      <text:p text:style-name="Text_20_body"/>
      <text:p text:style-name="P4">• Le cycle de vie d'un projet en Objet. </text:p>
      <text:p text:style-name="Text_20_body"><text:s text:c="3"/>---&gt; page 25 (cycle itératif et incrémental)</text:p>
      <text:p text:style-name="P4">• Les architectures. <text:s text:c="2"/></text:p>
      <text:p text:style-name="Text_20_body"><text:s text:c="4"/>----&gt; pages 63 (objets) , page 70 (granularité) , page 72 (points d'entrées) + CONCEPTS OBJETS</text:p>
      <text:p text:style-name="P4">• Le processus unifié.</text:p>
      <text:p text:style-name="Text_20_body"><text:s text:c="3"/>----&gt; page 137 (UP , bonnes pratiques communes)</text:p>
      <text:p text:style-name="Text_20_body"/>
      <text:p text:style-name="Text_20_body">+ repères (liés à l'urbanisation) : page 55 .</text:p>
      <text:p text:style-name="Text_20_body"/>
      <text:h text:style-name="Heading_20_2" text:outline-level="2">Analyser le besoin</text:h>
      <text:p text:style-name="Text_20_body"/>
      <text:p text:style-name="P4">• Analyser et formuler le besoin : </text:p>
      <text:p text:style-name="Text_20_body"><text:s text:c="4"/>--&gt; a) r<text:span text:style-name="T7">e</text:span>pérer dans le cahier des charges les éléments fondamentaux (qui reviennent souvent , qui sont mis en avant, ...):</text:p>
      <text:p text:style-name="Text_20_body"><text:s text:c="12"/>* les sujets (acteurs/utilisateurs potentiels) à par exemple souligner en vert ou en trait plein</text:p>
      <text:p text:style-name="Text_20_body"><text:s text:c="12"/>* les noms propres et "COD" (classes potentielles) à par exemple souligner en bleu <text:line-break/> <text:s text:c="13"/>ou en double traits pleins</text:p>
      <text:p text:style-name="Text_20_body"><text:s text:c="12"/>* les verbes (activités/tâches/traitements potentielles) <text:s/>à par exemple souligner en rouge <text:line-break/> <text:s text:c="13"/>ou en pointillé</text:p>
      <text:p text:style-name="Text_20_body"><text:s text:c="8"/>b) au sens "utilisation d'UML" ,<text:line-break/> <text:s text:c="11"/>reformuler cela sous forme de diagramme(s) de "cas d'utilisation"</text:p>
      <text:p text:style-name="Text_20_body"><text:s text:c="12"/>où les sujets sont des acteurs , les "verbes + COD" des noms de cas utilisations .</text:p>
      <text:p text:style-name="Text_20_body"><text:s text:c="11"/>NB1: ne pas hésiter à utiliser des synonymes (si c'est plus parlant).</text:p>
      <text:p text:style-name="Text_20_body"><text:s text:c="11"/>NB2: <text:span text:style-name="T8">c</text:span>es diagrammes de "Cas d'utilisation" seront à affiner ultérieurement</text:p>
      <text:p text:style-name="Text_20_body"><text:s text:c="11"/>(de manière progressive avec "ajustements rectificatifs" à prévoir)</text:p>
      <text:p text:style-name="Text_20_body"><text:s text:c="8"/></text:p>
      <text:p text:style-name="Text_20_body"/>
      <text:p text:style-name="Text_20_body"/>
      <text:p text:style-name="Text_20_body"><text:soft-page-break/></text:p>
      <text:p text:style-name="P4">• Plan de gestion des exigences</text:p>
      <text:p text:style-name="Text_20_body"><text:s text:c="5"/>---&gt; mettre en avant :</text:p>
      <text:list xml:id="list4191017818" text:style-name="L1">
        <text:list-item>
          <text:p text:style-name="P5">le "MVP (Minimum Viable Product) : fonctionnalités fondamentales/minimum attendues/exigées le plus tôt possible</text:p>
        </text:list-item>
        <text:list-item>
          <text:p text:style-name="P5"><text:span text:style-name="T9">t</text:span>ous les éléments "absolument &lt;&lt;indispensables&gt;&gt;" (sans ambiguïté) avec une idéale priorisation ("--" , "-" , "-/+", <text:s/>"+" , "++" ) si possible</text:p>
        </text:list-item>
        <text:list-item>
          <text:p text:style-name="P5"><text:s/><text:span text:style-name="T9">m</text:span>entionner quels sont les "éléments simplement suggérés" (simples propositions , idées à débat<text:span text:style-name="T10">t</text:span>re , plusieurs mises en ouvre possibles, ...)</text:p>
          <text:p text:style-name="P5"><text:s text:c="2"/>via un ou plusieurs qualificatifs (ex: &lt;&lt;suggestion&gt;&gt; ou &lt;&lt;proposition&gt;&gt; ou ...).</text:p>
        </text:list-item>
        <text:list-item>
          <text:p text:style-name="P5">+ besoin d'une expression et d'une traçabilité des exigences (point qui sera détaillé un peu plus bas)</text:p>
        </text:list-item>
      </text:list>
      <text:p text:style-name="Text_20_body"/>
      <text:p text:style-name="P4">• Comprendre les besoins des parties prenantes.</text:p>
      <text:p text:style-name="Text_20_body"><text:s text:c="4"/>---&gt; au sens "système à modéliser" --&gt; acteurs extérieurs (ou variante &lt;&lt;worker&gt;&gt;)</text:p>
      <text:p text:style-name="Text_20_body"><text:s text:c="4"/>---&gt; au sens "parties prenantes dans les décisions MOA" ---&gt; réunions et gouvernance </text:p>
      <text:p text:style-name="Text_20_body"><text:s text:c="12"/>avec matrice "<text:span text:style-name="T2">RACI</text:span>" (Responsable , Approbateur , Consulté , Informé)</text:p>
      <text:p text:style-name="Text_20_body"><text:s text:c="12"/>et nombre impair de "votant" pour éviter réunion inutile qui ne débouche sur aucune<text:line-break/> <text:s text:c="10"/>décision.</text:p>
      <text:p text:style-name="Text_20_body"><text:s text:c="8"/></text:p>
      <text:p text:style-name="Text_20_body"/>
      <text:h text:style-name="Heading_20_2" text:outline-level="2">Définir le système</text:h>
      <text:p text:style-name="Text_20_body"/>
      <text:p text:style-name="P4">• La vision du projet</text:p>
      <text:p text:style-name="Text_20_body"><text:s text:c="5"/>---&gt; à clairement expliquer par le(s) responsable(s) du projet</text:p>
      <text:p text:style-name="Text_20_body"><text:s text:c="10"/>à argumenter/négocier/.... entre parties prenantes moa</text:p>
      <text:p text:style-name="Text_20_body"><text:s text:c="10"/>à clairement comprendre par la MOE (sans ambiguïté <text:line-break/> <text:s text:c="8"/>et aussi sans trop divulguer du "top secret")</text:p>
      <text:p text:style-name="Text_20_body"><text:s text:c="5"/>---&gt; peut éventuellement être un peu ré-ajustée sur un très gros projet à long terme</text:p>
      <text:p text:style-name="Text_20_body"><text:s text:c="5"/>---&gt; à exprimer en UML comme un paquet de digrammes fondamentaux</text:p>
      <text:p text:style-name="Text_20_body"><text:s text:c="10"/>- surtout "diag de cas d'utilisation" pour se concentrer sur les besoins fonctionnels</text:p>
      <text:p text:style-name="Text_20_body"><text:s text:c="10"/>- éventuel embryon de diagramme d'architecture (ex: "déploiement" ou "composant" </text:p>
      <text:p text:style-name="Text_20_body"><text:s text:c="13"/>ou "packages" ou "powerpoint libre") pour situer un peu le système à modéliser .</text:p>
      <text:p text:style-name="P4">• Documenter les cas d'utilisation</text:p>
      <text:p text:style-name="Text_20_body"><text:s text:c="5"/>---&gt; via scénarios (pages 39,40 , 41)</text:p>
      <text:p text:style-name="Text_20_body"><text:s text:c="5"/>---&gt; via "diagrammes annexes" de type ("séquence simple" ,<text:line-break/> <text:s text:c="9"/>"activités" proche du formalisme bpmn , "communication")</text:p>
      <text:p text:style-name="Text_20_body"><text:s text:c="10"/>pages 40 et chapitre "diag d'activités pages 44 et suivantes).</text:p>
      <text:p text:style-name="Text_20_body"/>
      <text:p text:style-name="Text_20_body"><text:soft-page-break/></text:p>
      <text:p text:style-name="P4">• Eviter les pièges pour les cas d'utilisation </text:p>
      <text:p text:style-name="Text_20_body"><text:s text:c="5"/>---&gt; raisonner "session utilisateur" et "fonctionnalités/objectifs" </text:p>
      <text:p text:style-name="Text_20_body"><text:s text:c="10"/>plutôt que "interface graphique" (voir page 36 : "à ne pas faire" ).</text:p>
      <text:p text:style-name="Text_20_body"><text:s text:c="5"/>---&gt; autres pièges : trop détailler / trop décomposer , ...</text:p>
      <text:p text:style-name="Text_20_body"><text:s text:c="10"/>(avant tout une affaire d'expérience , d'auto-critique , de prise en compte des retours)</text:p>
      <text:p text:style-name="Text_20_body"/>
      <text:p text:style-name="Text_20_body"/>
      <text:h text:style-name="Heading_20_2" text:outline-level="2">Gérer le périmètre</text:h>
      <text:p text:style-name="Text_20_body"/>
      <text:p text:style-name="P4">• Poser des priorités sur les cas d'utilisation.</text:p>
      <text:p text:style-name="Text_20_body"><text:s text:c="5"/>---&gt; idée ("--" , "-" , "-/+", <text:s/>"+" , "++" ) dans tableau récapitulatif des "cas d'utilisation"</text:p>
      <text:p text:style-name="Text_20_body"><text:s text:c="10"/>page 41 ou bien variante de type "point_relatif" (exemple : suite de Fibonacci 1 , 2 , 3 , 5 , 8 , 13 , 21 , 34, ...)</text:p>
      <text:p text:style-name="Text_20_body"><text:s text:c="9"/>NB: au bout des &lt;&lt;include&gt;&gt; on trouve du "toujours nécessaire" assez prioritaire</text:p>
      <text:p text:style-name="Text_20_body"><text:s text:c="13"/>et les choses reliées par des &lt;&lt;extend&gt;&gt; sont pas systématiques <text:line-break/> <text:s text:c="12"/>et souvent moins prioritaires</text:p>
      <text:p text:style-name="P4">• Déterminer le périmètre du système.</text:p>
      <text:p text:style-name="Text_20_body"><text:s text:c="5"/>---&gt; diagramme de contexte (pages 30, 31) </text:p>
      <text:p text:style-name="Text_20_body"><text:s text:c="8"/>plus une éventuelle modélisation "plus large" en amont<text:line-break/> <text:s text:c="6"/>("business modeling" / "modelisation métier").</text:p>
      <text:p text:style-name="P4">• Contrôler les changements.</text:p>
      <text:p text:style-name="Text_20_body"><text:s text:c="5"/>---&gt; Très souvent besoin d'une traçabilité entre "exigences principales" et <text:line-break/> <text:s text:c="10"/>"sous exigences induites" </text:p>
      <text:p text:style-name="Text_20_body"><text:s text:c="10"/>(alias "objectifs" et "sous objectifs" nécessaires)</text:p>
      <text:p text:style-name="Text_20_body"><text:s text:c="10"/>à définir/modéliser (par exemple par diagramme de "Ishikawa" page 59 du pdf <text:line-break/> <text:s text:c="9"/>complémentaire "Mod<text:span text:style-name="T11">é</text:span>lisation_SOA_avec_UML_et_BPMN")</text:p>
      <text:p text:style-name="Text_20_body"><text:s text:c="10"/>à exprimer d'une c<text:span text:style-name="T11">e</text:span>rtaine façon (exemple : référence vers "exigence parente" si nécessaire)</text:p>
      <text:p text:style-name="Text_20_body"><text:s text:c="10"/>à versionner (via "tag GIT" ou tout autre système de gestion de version/révision)</text:p>
      <text:p text:style-name="Text_20_body"><text:s text:c="10"/>en fonction des changements (la su<text:span text:style-name="T11">p</text:span>pression ou modification d'une exigence principale <text:line-break/> <text:s text:c="9"/>peut entraîner une cascade de suppressions ou modifications).</text:p>
      <text:p text:style-name="Text_20_body"/>
      <text:p text:style-name="Text_20_body"/>
      <text:h text:style-name="P3" text:outline-level="2">Affiner la modélisation des exigences</text:h>
      <text:p text:style-name="Text_20_body"/>
      <text:p text:style-name="P4">• Définir le contenu de la spécification </text:p>
      <text:p text:style-name="Text_20_body"><text:s text:c="6"/>--&gt; pages 53,54</text:p>
      <text:p text:style-name="Text_20_body"><text:s text:c="6"/>Début de "Spécifications fonctionnelles générales" (et éventuellement détaillées)</text:p>
      <text:p text:style-name="Text_20_body"><text:s text:c="6"/>+</text:p>
      <text:p text:style-name="Text_20_body"><text:s text:c="6"/>Début/ébauche du "Dossier d'architecture technique" (avec quelques "exigences techniques" (temps de réponse , sécurité, ...)</text:p>
      <text:p text:style-name="Text_20_body"><text:s text:c="22"/>plus "exigences d'intégration" au sein d'un système hôte existant ou partiellement défini).</text:p>
      <text:p text:style-name="P4">• Spécifier les exigences fonctionnelles et non fonctionnelles.</text:p>
      <text:p text:style-name="Text_20_body"><text:s text:c="6"/>--&gt; "idée méthodologique" , "fil conducteur" <text:s/>"2TUP" page 118 </text:p>
      <text:p text:style-name="Text_20_body"><text:s text:c="5"/></text:p>
      <text:p text:style-name="P4">• Décrire l'interface utilisateur, les protocoles, les contraintes.</text:p>
      <text:p text:style-name="Text_20_body"><text:s text:c="6"/>--&gt; chapitre "expr besoins IHM/GUI" ---&gt; pages 59 et suivantes</text:p>
      <text:p text:style-name="Text_20_body"><text:s text:c="6"/>--&gt; contraintes : pages 52 et suivantes (r<text:span text:style-name="T12">è</text:span>gles de gestion)</text:p>
      <text:p text:style-name="Text_20_body"><text:s text:c="10"/>et aussi "conséquences indirectes" d'un "diag d'états" : pages 90, 95 .</text:p>
      <text:p text:style-name="Text_20_body"><text:s text:c="6"/>--&gt; éventuels protocoles (ex: HTTP , OAuth2/OIDC, ....)</text:p>
      <text:p text:style-name="Text_20_body"><text:s text:c="10"/>sur diag de "déploiement" UML page <text:s/>110</text:p>
      <text:p text:style-name="P4">• Qualités requises d'une spécification </text:p>
      <text:p text:style-name="Text_20_body"><text:s text:c="6"/>--&gt; pages 53,54</text:p>
      <text:p text:style-name="Text_20_body"/>
      <text:h text:style-name="Heading_20_2" text:outline-level="2">Analyse, conception et architecture</text:h>
      <text:p text:style-name="Text_20_body"/>
      <text:p text:style-name="P4">• Les rôles.</text:p>
      <text:p text:style-name="Text_20_body"><text:s text:c="4"/>---&gt; rôles et "job" des personnes qui interviennent sur les spécifications et modélisation d'un système/projet</text:p>
      <text:p text:style-name="Text_20_body"><text:s text:c="9"/>---&gt; pages 24 + "discussion avec formateur"</text:p>
      <text:p text:style-name="P4">• Les concepts clés.</text:p>
      <text:p text:style-name="Text_20_body"><text:s text:c="7"/>--&gt; pages 23 et 24 + "concepts objets" (chapitre "fondamentaux orientés objet" pages 63-72)</text:p>
      <text:p text:style-name="Text_20_body"><text:s text:c="10"/>+ "glossaire" alias "dictionnaire des données" page 73</text:p>
      <text:p text:style-name="Text_20_body"><text:s text:c="10"/>+ packages (pages 86 et 87)</text:p>
      <text:p text:style-name="Text_20_body"><text:s text:c="10"/>+ principales syntaxes du diagramme de classes (pages 74-82)</text:p>
      <text:p text:style-name="Text_20_body"><text:s text:c="8"/>+ BONNE COMPREHENSION DE TOUT CELA via "petite <text:span text:style-name="T13">é</text:span>tude de cas (ex: bibliothèque)" .</text:p>
      <text:p text:style-name="Text_20_body"/>
      <text:p text:style-name="Text_20_body"/>
      <text:p text:style-name="Text_20_body"/>
      <text:p text:style-name="Text_20_body"><text:soft-page-break/></text:p>
      <text:p text:style-name="P4">• L'architecture logicielle dans le contexte de l'analyse et de la conception.</text:p>
      <text:p text:style-name="Text_20_body"><text:s text:c="7"/>--&gt; c'est généralement pas le boulot de la MOA mais le boulot de la MOE.</text:p>
      <text:p text:style-name="Text_20_body"><text:s text:c="11"/>La MOA peut néanmoins quelquefois imposer certaines technologies considérées "matures"<text:line-break/> <text:s text:c="10"/>ou "classiques"</text:p>
      <text:p text:style-name="Text_20_body"><text:s text:c="11"/>pour simplifier/maîtriser un peu la future "maintenance".</text:p>
      <text:p text:style-name="Text_20_body"><text:s text:c="11"/>Certaines "exigences techniques et d'intégration" formulées par la MOA vont fortement<text:line-break/> <text:s text:c="9"/>influencer l'architecture logicielle</text:p>
      <text:p text:style-name="Text_20_body"><text:s text:c="11"/>qui sera proposée par la MOE</text:p>
      <text:p text:style-name="Text_20_body"><text:s text:c="11"/>Une ébauche de découpage en "secteurs/catégories 'métier' " c'est déjà un très bon début de la<text:line-break/> <text:s text:c="10"/>part de la MOA. </text:p>
      <text:p text:style-name="Text_20_body"><text:s text:c="11"/>La MOA peut solliciter "une assistance MOA/MOE" pour bien qualifier certains points un<text:line-break/> <text:s text:c="10"/>peu techniques et importants <text:s/>de manière à ce que le futur système développé<text:line-break/> <text:s text:c="10"/>s'interface/s'int<text:span text:style-name="T14">è</text:span>gre bien dans son contexte </text:p>
      <text:p text:style-name="Text_20_body"><text:s text:c="11"/>(en communiquant avec d'autres logiciels autours) .</text:p>
      <text:p text:style-name="Text_20_body"/>
      <text:h text:style-name="Heading_20_2" text:outline-level="2">Analyse des cas d'utilisation</text:h>
      <text:p text:style-name="Text_20_body"/>
      <text:p text:style-name="P4">• Identification des cas d'utilisation.</text:p>
      <text:p text:style-name="Text_20_body"><text:s text:c="8"/>---&gt; ceux présents sur diagramme(s) de "cas d'utilisation" rédigés en début d'étude de cas.</text:p>
      <text:p text:style-name="P4">• Allocation des responsabilités.</text:p>
      <text:p text:style-name="Text_20_body"><text:s text:c="7"/>---&gt; pages 97 , 98 ...</text:p>
      <text:p text:style-name="P4">• Modélisation des relations entre classes : associations et agrégations.</text:p>
      <text:p text:style-name="Text_20_body"><text:s text:c="7"/>---&gt; concepts/syntaxes UML pages 77 à 83 (pour les aspects "statiques")</text:p>
      <text:p text:style-name="Text_20_body"><text:s text:c="7"/>---&gt; "diag de séquence" et "réalisation des cas d'utilisation" pages 100-104</text:p>
      <text:p text:style-name="Text_20_body"><text:s text:c="12"/>+ démo de la part du formateur sur étude de cas</text:p>
      <text:p text:style-name="Text_20_body"><text:s text:c="11"/>Attention: c'est en général plutôt le boulot de la MOE</text:p>
      <text:p text:style-name="Text_20_body"><text:s text:c="22"/>mais c'est intéressant de comprendre l'idée du coté MOA pour :</text:p>
      <text:p text:style-name="Text_20_body"><text:s text:c="24"/>- bien comprendre les liens de cohérences entre les différents diagrammes UML</text:p>
      <text:p text:style-name="Text_20_body"><text:s text:c="24"/>- identifier un peu les "points d'entrées nécessaires" de l'application <text:line-break/> <text:s text:c="25"/>(ex: WS/API REST).</text:p>
      <text:p text:style-name="Text_20_body"/>
      <text:p text:style-name="Text_20_body"/>
      <text:p text:style-name="Text_20_body"/>
      <text:h text:style-name="P3" text:outline-level="2">Créer des modèles de qualité</text:h>
      <text:p text:style-name="Text_20_body"/>
      <text:p text:style-name="P4">• Les « patterns » à disposition.</text:p>
      <text:p text:style-name="Text_20_body"><text:s text:c="3"/>--&gt; quelques "principes génériques" de "bonne structuration" ---&gt; page 71 </text:p>
      <text:p text:style-name="Text_20_body"><text:s text:c="3"/>--&gt; quelques idées "un peu compréhensibles" pour "moa" dans certains design-patterns "GRASP" <text:line-break/> <text:s text:c="13"/>---&gt; pages 128 et suivantes</text:p>
      <text:p text:style-name="Text_20_body"><text:s text:c="2"/><text:span text:style-name="T5">Attention</text:span>: la plupart des autres "design-patterns" (design-principles , Gang-of-4 (singleton, factory , ...) , MVC, ...) sont très techniques et pour la MOE (pas pour la MOA).</text:p>
      <text:p text:style-name="Text_20_body"><text:s text:c="3"/>--&gt; critères/attributs de qualité dans le pdf <text:s text:c="5"/><text:line-break/> <text:s text:c="5"/><text:span text:style-name="T15">"</text:span>pres_architecture_logicielle_et_ATTRIBUTS_DE_QUALITE" (premières pages)</text:p>
      <text:p text:style-name="Text_20_body"><text:s text:c="6"/>+ idée "scén<text:span text:style-name="T15">a</text:span>r<text:span text:style-name="T15">i</text:span>o de qualité" du même pdf en page .</text:p>
      <text:p text:style-name="Text_20_body"><text:s text:c="6"/>C'est à peu près équivalent aux "critères d'acceptation" d'une "user story"<text:line-break/> <text:s text:c="5"/>de la méthodologie agile "SCRUM"</text:p>
      <text:p text:style-name="Text_20_body"><text:s text:c="6"/>en page 32 du pdf "agile_scrum" ( GIVEN .... WHEN .... THEN ...) : de "Gherkin" 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2" svg:font-family="'Arial Narrow'" style:font-adornments="Gras" style:font-family-generic="swiss" style:font-pitch="variable"/>
    <style:font-face style:name="Arial Narrow" svg:font-family="'Arial Narrow'" style:font-adornments="Gras Italique" style:font-family-generic="swiss" style:font-pitch="variable"/>
    <style:font-face style:name="Arial Narrow1" svg:font-family="'Arial Narrow'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ffffcc" draw:opacity="100%"/>
      <style:paragraph-properties fo:margin-left="0cm" fo:margin-right="0cm" fo:margin-top="0cm" fo:margin-bottom="0cm" style:contextual-spacing="false" fo:text-indent="0cm" style:auto-text-indent="false" fo:break-before="page" fo:background-color="#ffffcc" style:border-line-width="0.035cm 0.035cm 0.035cm" fo:padding="0.049cm" fo:border="3pt double #008000"/>
      <style:text-properties style:use-window-font-color="true" loext:opacity="0%" style:text-outline="false" style:font-name="Arial Narrow2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loext:graphic-properties draw:fill="solid" draw:fill-color="#ffcc99" draw:opacity="100%"/>
      <style:paragraph-properties fo:margin-left="0.25cm" fo:margin-right="0cm" fo:margin-top="0cm" fo:margin-bottom="0cm" style:contextual-spacing="false" fo:text-indent="0cm" style:auto-text-indent="false" fo:background-color="#ffcc99"/>
      <style:text-properties fo:color="#000080" loext:opacity="100%" style:font-name="Arial Narrow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loext:graphic-properties draw:fill="solid" draw:fill-color="#ccffff" draw:opacity="100%"/>
      <style:paragraph-properties fo:margin-left="0.499cm" fo:margin-right="0cm" fo:margin-top="0cm" fo:margin-bottom="0cm" style:contextual-spacing="false" fo:text-indent="0cm" style:auto-text-indent="false" style:page-number="auto" fo:background-color="#ccffff"/>
      <style:text-properties fo:color="#000000" loext:opacity="100%" style:font-name="Arial Narrow2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loext:graphic-properties draw:fill="none" draw:fill-color="#99ccff"/>
      <style:paragraph-properties fo:margin-left="0.75cm" fo:margin-right="0cm" fo:margin-top="0.42cm" fo:margin-bottom="0.21cm" style:contextual-spacing="false" fo:text-indent="0cm" style:auto-text-indent="false" fo:background-color="transparent">
        <style:tab-stops/>
      </style:paragraph-properties>
      <style:text-properties fo:color="#800080" loext:opacity="100%" style:font-name="Arial Narrow2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1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290a" officeooo:paragraph-rsid="0020290a"/>
    </style:style>
    <style:style style:name="MT1" style:family="text">
      <style:text-properties officeooo:rsid="0020789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lan_cours_UML_POUR_MOA</text:p>
      </style:header>
      <style:footer>
        <text:p text:style-name="Footer"><text:span text:style-name="MT1">UML pour MOA</text:span><text:tab/>-<text:tab/>Page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Defrance Didier</meta:initial-creator>
    <meta:creation-date>2004-12-27T10:47:39</meta:creation-date>
    <dc:date>2024-04-24T22:48:04.817000000</dc:date>
    <dc:language>fr-FR</dc:language>
    <meta:editing-cycles>145</meta:editing-cycles>
    <meta:editing-duration>PT5H56M42S</meta:editing-duration>
    <meta:document-statistic meta:table-count="0" meta:image-count="0" meta:object-count="0" meta:page-count="6" meta:paragraph-count="133" meta:word-count="1424" meta:character-count="9921" meta:non-whitespace-character-count="7626"/>
    <meta:user-defined meta:name="Info 1"/>
    <meta:user-defined meta:name="Info 2"/>
    <meta:user-defined meta:name="Info 3"/>
    <meta:user-defined meta:name="Info 4"/>
  </office:meta>
</office:document-meta>
</file>